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4.574cm"/>
    </style:style>
    <style:style style:name="co8" style:family="table-column">
      <style:table-column-properties fo:break-before="auto" style:column-width="3.431cm"/>
    </style:style>
    <style:style style:name="co9" style:family="table-column">
      <style:table-column-properties fo:break-before="auto" style:column-width="3.4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"/>
    <style:style style:name="ce3" style:family="table-cell" style:parent-style-name="Default" style:data-style-name="N11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88cm" svg:height="9.005cm" svg:x="10.457cm" svg:y="10.731cm">
            <draw:object draw:notify-on-update-of-ranges="Sheet1.B28:Sheet1.C28 Sheet1.A29:Sheet1.A29 Sheet1.B29:Sheet1.C29 Sheet1.A30:Sheet1.A30 Sheet1.B30:Sheet1.C30 Sheet1.A31:Sheet1.A31 Sheet1.B31:Sheet1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.015cm" svg:height="9.004cm" svg:x="10.237cm" svg:y="0.319cm">
            <draw:object draw:notify-on-update-of-ranges="Sheet1.B8:Sheet1.C8 Sheet1.A9:Sheet1.A9 Sheet1.B9:Sheet1.C9 Sheet1.A10:Sheet1.A10 Sheet1.B10:Sheet1.C10 Sheet1.A11:Sheet1.A11 Sheet1.B11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5810.7" calcext:value-type="float">
            <text:p>5810.7</text:p>
          </table:table-cell>
          <table:table-cell office:value-type="float" office:value="7209.7" calcext:value-type="float">
            <text:p>7209.7</text:p>
          </table:table-cell>
        </table:table-row>
        <table:table-row table:style-name="ro1">
          <table:table-cell office:value-type="string" calcext:value-type="string">
            <text:p>Developed countries</text:p>
          </table:table-cell>
          <table:table-cell office:value-type="float" office:value="4047.5" calcext:value-type="float">
            <text:p>4047.5</text:p>
          </table:table-cell>
          <table:table-cell office:value-type="float" office:value="4478.3" calcext:value-type="float">
            <text:p>4478.3</text:p>
          </table:table-cell>
        </table:table-row>
        <table:table-row table:style-name="ro1">
          <table:table-cell office:value-type="string" calcext:value-type="string">
            <text:p>Developing countries</text:p>
          </table:table-cell>
          <table:table-cell office:value-type="float" office:value="1734.4" calcext:value-type="float">
            <text:p>1734.4</text:p>
          </table:table-cell>
          <table:table-cell office:value-type="float" office:value="2696.7" calcext:value-type="float">
            <text:p>2696.7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8.7" calcext:value-type="float">
            <text:p>28.7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table:style-name="ce1" office:value-type="string" calcext:value-type="string">
            <text:p>Entwickelten Länder</text:p>
          </table:table-cell>
          <table:table-cell office:value-type="float" office:value="4047.5" calcext:value-type="float">
            <text:p>4047.5</text:p>
          </table:table-cell>
          <table:table-cell office:value-type="float" office:value="4478.3" calcext:value-type="float">
            <text:p>4478.3</text:p>
          </table:table-cell>
        </table:table-row>
        <table:table-row table:style-name="ro2">
          <table:table-cell office:value-type="string" calcext:value-type="string">
            <text:p>Entwicklungsländer</text:p>
          </table:table-cell>
          <table:table-cell office:value-type="float" office:value="1734.4" calcext:value-type="float">
            <text:p>1734.4</text:p>
          </table:table-cell>
          <table:table-cell office:value-type="float" office:value="2696.7" calcext:value-type="float">
            <text:p>2696.7</text:p>
          </table:table-cell>
        </table:table-row>
        <table:table-row table:style-name="ro2">
          <table:table-cell office:value-type="string" calcext:value-type="string">
            <text:p>am wenigsten entwickelte Länder</text:p>
          </table:table-cell>
          <table:table-cell office:value-type="float" office:value="28.7" calcext:value-type="float">
            <text:p>28.7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table:formula="of:=[.C9]/[.B9]*100" office:value-type="float" office:value="110.643607164917" calcext:value-type="float">
            <text:p>110.6436071649</text:p>
          </table:table-cell>
        </table:table-row>
        <table:table-row table:style-name="ro1">
          <table:table-cell/>
          <table:table-cell table:formula="of:=[.C2]/[.B2]*100" office:value-type="float" office:value="124.076273082417" calcext:value-type="float">
            <text:p>124.0762730824</text:p>
          </table:table-cell>
          <table:table-cell table:formula="of:=[.C10]/[.B10]*100" office:value-type="float" office:value="155.483164206642" calcext:value-type="float">
            <text:p>155.4831642066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table:style-name="ce1" office:value-type="string" calcext:value-type="string">
            <text:p>Entwickelten Länder</text:p>
          </table:table-cell>
          <table:table-cell office:value-type="float" office:value="617879" calcext:value-type="float">
            <text:p>617879</text:p>
          </table:table-cell>
          <table:table-cell office:value-type="float" office:value="742256" calcext:value-type="float">
            <text:p>742256</text:p>
          </table:table-cell>
        </table:table-row>
        <table:table-row table:style-name="ro2">
          <table:table-cell office:value-type="string" calcext:value-type="string">
            <text:p>Entwicklungsländer</text:p>
          </table:table-cell>
          <table:table-cell office:value-type="float" office:value="153367" calcext:value-type="float">
            <text:p>153367</text:p>
          </table:table-cell>
          <table:table-cell office:value-type="float" office:value="315742" calcext:value-type="float">
            <text:p>315742</text:p>
          </table:table-cell>
        </table:table-row>
        <table:table-row table:style-name="ro2">
          <table:table-cell office:value-type="string" calcext:value-type="string">
            <text:p>am wenigsten entwickelte Länder</text:p>
          </table:table-cell>
          <table:table-cell office:value-type="float" office:value="2069" calcext:value-type="float">
            <text:p>2069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733305" calcext:value-type="float">
            <text:p>733305</text:p>
          </table:table-cell>
          <table:table-cell/>
        </table:table-row>
        <table:table-row table:style-name="ro1">
          <table:table-cell/>
          <table:table-cell office:value-type="float" office:value="986099" calcext:value-type="float">
            <text:p>986099</text:p>
          </table:table-cell>
          <table:table-cell/>
        </table:table-row>
        <table:table-row table:style-name="ro1">
          <table:table-cell/>
          <table:table-cell table:formula="of:=[.B34]/[.B33]*100" office:value-type="float" office:value="134.473241011585" calcext:value-type="float">
            <text:p>134.473241011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[.C30]/[.B30]*100" office:value-type="float" office:value="205.87349299393" calcext:value-type="float">
            <text:p>205.8734929939</text:p>
          </table:table-cell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World </text:p>
          </table:table-cell>
          <table:table-cell office:value-type="float" office:value="733305" calcext:value-type="float">
            <text:p>733305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986099" calcext:value-type="float">
            <text:p>986099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table:formula="of:=[.D1]/[.B1]-1" office:value-type="percentage" office:value="0.344732410115845" calcext:value-type="percentage">
            <text:p>34.47%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26894" calcext:value-type="float">
            <text:p>226894</text:p>
          </table:table-cell>
          <table:table-cell table:style-name="ce3" table:formula="of:=[.B2]/[.B$1]" office:value-type="percentage" office:value="0.309412863678824" calcext:value-type="percentage">
            <text:p>30.94%</text:p>
          </table:table-cell>
          <table:table-cell office:value-type="float" office:value="272879" calcext:value-type="float">
            <text:p>272879</text:p>
          </table:table-cell>
          <table:table-cell table:style-name="ce3" table:formula="of:=[.D2]/[.$D$1]" office:value-type="percentage" office:value="0.276725764857281" calcext:value-type="percentage">
            <text:p>27.67%</text:p>
          </table:table-cell>
          <table:table-cell table:style-name="ce3" table:formula="of:=[.D2]/[.B2]-1" office:value-type="percentage" office:value="0.202671732174496" calcext:value-type="percentage">
            <text:p>20.27%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38206" calcext:value-type="float">
            <text:p>38206</text:p>
          </table:table-cell>
          <table:table-cell table:style-name="ce3" table:formula="of:=[.B3]/[.B$1]" office:value-type="percentage" office:value="0.0521011039062873" calcext:value-type="percentage">
            <text:p>5.21%</text:p>
          </table:table-cell>
          <table:table-cell office:value-type="float" office:value="104968" calcext:value-type="float">
            <text:p>104968</text:p>
          </table:table-cell>
          <table:table-cell table:style-name="ce3" table:formula="of:=[.D3]/[.$D$1]" office:value-type="percentage" office:value="0.106447729893246" calcext:value-type="percentage">
            <text:p>10.64%</text:p>
          </table:table-cell>
          <table:table-cell table:style-name="ce3" table:formula="of:=[.D3]/[.B3]-1" office:value-type="percentage" office:value="1.74742187091033" calcext:value-type="percentage">
            <text:p>174.74%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65500" calcext:value-type="float">
            <text:p>65500</text:p>
          </table:table-cell>
          <table:table-cell table:style-name="ce3" table:formula="of:=[.B4]/[.B$1]" office:value-type="percentage" office:value="0.0893216328812704" calcext:value-type="percentage">
            <text:p>8.93%</text:p>
          </table:table-cell>
          <table:table-cell office:value-type="float" office:value="76368" calcext:value-type="float">
            <text:p>76368</text:p>
          </table:table-cell>
          <table:table-cell table:style-name="ce3" table:formula="of:=[.D4]/[.$D$1]" office:value-type="percentage" office:value="0.0774445567838523" calcext:value-type="percentage">
            <text:p>7.74%</text:p>
          </table:table-cell>
          <table:table-cell table:style-name="ce3" table:formula="of:=[.D4]/[.B4]-1" office:value-type="percentage" office:value="0.165923664122137" calcext:value-type="percentage">
            <text:p>16.59%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73429" calcext:value-type="float">
            <text:p>73429</text:p>
          </table:table-cell>
          <table:table-cell table:style-name="ce3" table:formula="of:=[.B5]/[.B$1]" office:value-type="percentage" office:value="0.100134323371585" calcext:value-type="percentage">
            <text:p>10.01%</text:p>
          </table:table-cell>
          <table:table-cell office:value-type="float" office:value="74618" calcext:value-type="float">
            <text:p>74618</text:p>
          </table:table-cell>
          <table:table-cell table:style-name="ce3" table:formula="of:=[.D5]/[.$D$1]" office:value-type="percentage" office:value="0.0756698871005852" calcext:value-type="percentage">
            <text:p>7.57%</text:p>
          </table:table-cell>
          <table:table-cell table:style-name="ce3" table:formula="of:=[.D5]/[.B5]-1" office:value-type="percentage" office:value="0.0161925124950633" calcext:value-type="percentage">
            <text:p>1.62%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1073" calcext:value-type="float">
            <text:p>61073</text:p>
          </table:table-cell>
          <table:table-cell table:style-name="ce3" table:formula="of:=[.B6]/[.B$1]" office:value-type="percentage" office:value="0.0832845814497378" calcext:value-type="percentage">
            <text:p>8.33%</text:p>
          </table:table-cell>
          <table:table-cell office:value-type="float" office:value="71302" calcext:value-type="float">
            <text:p>71302</text:p>
          </table:table-cell>
          <table:table-cell table:style-name="ce3" table:formula="of:=[.D6]/[.$D$1]" office:value-type="percentage" office:value="0.0723071415750346" calcext:value-type="percentage">
            <text:p>7.23%</text:p>
          </table:table-cell>
          <table:table-cell table:style-name="ce3" table:formula="of:=[.D6]/[.B6]-1" office:value-type="percentage" office:value="0.167488088025805" calcext:value-type="percentage">
            <text:p>16.75%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47219" calcext:value-type="float">
            <text:p>47219</text:p>
          </table:table-cell>
          <table:table-cell table:style-name="ce3" table:formula="of:=[.B7]/[.B$1]" office:value-type="percentage" office:value="0.0643920333285604" calcext:value-type="percentage">
            <text:p>6.44%</text:p>
          </table:table-cell>
          <table:table-cell office:value-type="float" office:value="57133" calcext:value-type="float">
            <text:p>57133</text:p>
          </table:table-cell>
          <table:table-cell table:style-name="ce3" table:formula="of:=[.D7]/[.$D$1]" office:value-type="percentage" office:value="0.0579384017223423" calcext:value-type="percentage">
            <text:p>5.79%</text:p>
          </table:table-cell>
          <table:table-cell table:style-name="ce3" table:formula="of:=[.D7]/[.B7]-1" office:value-type="percentage" office:value="0.209957855947818" calcext:value-type="percentage">
            <text:p>21.00%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0310" calcext:value-type="float">
            <text:p>30310</text:p>
          </table:table-cell>
          <table:table-cell table:style-name="ce3" table:formula="of:=[.B8]/[.B$1]" office:value-type="percentage" office:value="0.0413334151546764" calcext:value-type="percentage">
            <text:p>4.13%</text:p>
          </table:table-cell>
          <table:table-cell office:value-type="float" office:value="43539" calcext:value-type="float">
            <text:p>43539</text:p>
          </table:table-cell>
          <table:table-cell table:style-name="ce3" table:formula="of:=[.D8]/[.$D$1]" office:value-type="percentage" office:value="0.0441527676227235" calcext:value-type="percentage">
            <text:p>4.42%</text:p>
          </table:table-cell>
          <table:table-cell table:style-name="ce3" table:formula="of:=[.D8]/[.B8]-1" office:value-type="percentage" office:value="0.436456614978555" calcext:value-type="percentage">
            <text:p>43.65%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8911" calcext:value-type="float">
            <text:p>18911</text:p>
          </table:table-cell>
          <table:table-cell table:style-name="ce3" table:formula="of:=[.B9]/[.B$1]" office:value-type="percentage" office:value="0.0257887236552321" calcext:value-type="percentage">
            <text:p>2.58%</text:p>
          </table:table-cell>
          <table:table-cell office:value-type="float" office:value="36261" calcext:value-type="float">
            <text:p>36261</text:p>
          </table:table-cell>
          <table:table-cell table:style-name="ce3" table:formula="of:=[.D9]/[.$D$1]" office:value-type="percentage" office:value="0.0367721699342561" calcext:value-type="percentage">
            <text:p>3.68%</text:p>
          </table:table-cell>
          <table:table-cell table:style-name="ce3" table:formula="of:=[.D9]/[.B9]-1" office:value-type="percentage" office:value="0.917455449209455" calcext:value-type="percentage">
            <text:p>91.75%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17072" calcext:value-type="float">
            <text:p>17072</text:p>
          </table:table-cell>
          <table:table-cell table:style-name="ce3" table:formula="of:=[.B10]/[.B$1]" office:value-type="percentage" office:value="0.0232808994892984" calcext:value-type="percentage">
            <text:p>2.33%</text:p>
          </table:table-cell>
          <table:table-cell office:value-type="float" office:value="32781" calcext:value-type="float">
            <text:p>32781</text:p>
          </table:table-cell>
          <table:table-cell table:style-name="ce3" table:formula="of:=[.D10]/[.$D$1]" office:value-type="percentage" office:value="0.0332431125069592" calcext:value-type="percentage">
            <text:p>3.32%</text:p>
          </table:table-cell>
          <table:table-cell table:style-name="ce3" table:formula="of:=[.D10]/[.B10]-1" office:value-type="percentage" office:value="0.920161668228679" calcext:value-type="percentage">
            <text:p>92.02%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5493" calcext:value-type="float">
            <text:p>25493</text:p>
          </table:table-cell>
          <table:table-cell table:style-name="ce3" table:formula="of:=[.B11]/[.B$1]" office:value-type="percentage" office:value="0.0347645249930111" calcext:value-type="percentage">
            <text:p>3.48%</text:p>
          </table:table-cell>
          <table:table-cell office:value-type="float" office:value="27083" calcext:value-type="float">
            <text:p>27083</text:p>
          </table:table-cell>
          <table:table-cell table:style-name="ce3" table:formula="of:=[.D11]/[.$D$1]" office:value-type="percentage" office:value="0.0274647880182416" calcext:value-type="percentage">
            <text:p>2.75%</text:p>
          </table:table-cell>
          <table:table-cell table:style-name="ce3" table:formula="of:=[.D11]/[.B11]-1" office:value-type="percentage" office:value="0.0623700623700623" calcext:value-type="percentage">
            <text:p>6.24%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2573" calcext:value-type="float">
            <text:p>12573</text:p>
          </table:table-cell>
          <table:table-cell table:style-name="ce3" table:formula="of:=[.B12]/[.B$1]" office:value-type="percentage" office:value="0.0171456624460491" calcext:value-type="percentage">
            <text:p>1.71%</text:p>
          </table:table-cell>
          <table:table-cell office:value-type="float" office:value="26482" calcext:value-type="float">
            <text:p>26482</text:p>
          </table:table-cell>
          <table:table-cell table:style-name="ce3" table:formula="of:=[.D12]/[.$D$1]" office:value-type="percentage" office:value="0.0268553157441596" calcext:value-type="percentage">
            <text:p>2.69%</text:p>
          </table:table-cell>
          <table:table-cell table:style-name="ce3" table:formula="of:=[.D12]/[.B12]-1" office:value-type="percentage" office:value="1.10625944484212" calcext:value-type="percentage">
            <text:p>110.63%</text:p>
          </table:table-cell>
        </table:table-row>
        <table:table-row table:style-name="ro1">
          <table:table-cell/>
          <table:table-cell table:formula="of:=SUM([.B2:.B12])" office:value-type="float" office:value="616680" calcext:value-type="float">
            <text:p>616680</text:p>
          </table:table-cell>
          <table:table-cell table:style-name="ce3" table:formula="of:=SUM([.C2:.C12])" office:value-type="percentage" office:value="0.840959764354532" calcext:value-type="percentage">
            <text:p>84.10%</text:p>
          </table:table-cell>
          <table:table-cell table:formula="of:=SUM([.D2:.D12])" office:value-type="float" office:value="823414" calcext:value-type="float">
            <text:p>823414</text:p>
          </table:table-cell>
          <table:table-cell table:style-name="ce3" table:formula="of:=SUM([.E2:.E12])" office:value-type="percentage" office:value="0.835021635758681" calcext:value-type="percentage">
            <text:p>83.50%</text:p>
          </table:table-cell>
          <table:table-cell table:style-name="ce3" table:formula="of:=[.D13]/[.B13]-1" office:value-type="percentage" office:value="0.335237075955114" calcext:value-type="percentage">
            <text:p>33.52%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Land 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%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achstum</text:p>
          </table:table-cell>
          <table:table-cell/>
          <table:table-cell office:value-type="string" calcext:value-type="string">
            <text:p>Land 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Wachstum</text:p>
          </table:table-cell>
        </table:table-row>
        <table:table-row table:style-name="ro1">
          <table:table-cell office:value-type="string" calcext:value-type="string">
            <text:p>Welt</text:p>
          </table:table-cell>
          <table:table-cell office:value-type="float" office:value="5810.7" calcext:value-type="float">
            <text:p>5810.7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7209.7" calcext:value-type="float">
            <text:p>7209.7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table:formula="of:=[.D2]/[.B2]-1" office:value-type="percentage" office:value="0.240762730824169" calcext:value-type="percentage">
            <text:p>24.08%</text:p>
          </table:table-cell>
          <table:table-cell/>
          <table:table-cell office:value-type="string" calcext:value-type="string">
            <text:p>Germany</text:p>
          </table:table-cell>
          <table:table-cell office:value-type="float" office:value="213.1" calcext:value-type="float">
            <text:p>213.1</text:p>
          </table:table-cell>
          <table:table-cell office:value-type="float" office:value="248.4" calcext:value-type="float">
            <text:p>248.4</text:p>
          </table:table-cell>
          <table:table-cell table:style-name="ce3" table:formula="of:=[.J2]/[.I2]-1" office:value-type="percentage" office:value="0.165649929610512" calcext:value-type="percentage">
            <text:p>16.56%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1342.5" calcext:value-type="float">
            <text:p>1342.5</text:p>
          </table:table-cell>
          <table:table-cell table:style-name="ce3" table:formula="of:=[.B3]/[.B$2]" office:value-type="percentage" office:value="0.231039289586453" calcext:value-type="percentage">
            <text:p>23.10%</text:p>
          </table:table-cell>
          <table:table-cell office:value-type="float" office:value="1425.6" calcext:value-type="float">
            <text:p>1425.6</text:p>
          </table:table-cell>
          <table:table-cell table:style-name="ce3" table:formula="of:=[.D3]/[.D$2]" office:value-type="percentage" office:value="0.197733608888026" calcext:value-type="percentage">
            <text:p>19.77%</text:p>
          </table:table-cell>
          <table:table-cell table:style-name="ce3" table:formula="of:=[.D3]/[.B3]-1" office:value-type="percentage" office:value="0.0618994413407821" calcext:value-type="percentage">
            <text:p>6.19%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float" office:value="206.4" calcext:value-type="float">
            <text:p>206.4</text:p>
          </table:table-cell>
          <table:table-cell office:value-type="float" office:value="243.9" calcext:value-type="float">
            <text:p>243.9</text:p>
          </table:table-cell>
          <table:table-cell table:style-name="ce3" table:formula="of:=[.J3]/[.I3]-1" office:value-type="percentage" office:value="0.181686046511628" calcext:value-type="percentage">
            <text:p>18.17%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810.5" calcext:value-type="float">
            <text:p>810.5</text:p>
          </table:table-cell>
          <table:table-cell table:style-name="ce3" table:formula="of:=[.B4]/[.B$2]" office:value-type="percentage" office:value="0.139484055277333" calcext:value-type="percentage">
            <text:p>13.95%</text:p>
          </table:table-cell>
          <table:table-cell office:value-type="float" office:value="1423.4" calcext:value-type="float">
            <text:p>1423.4</text:p>
          </table:table-cell>
          <table:table-cell table:style-name="ce3" table:formula="of:=[.D4]/[.D$2]" office:value-type="percentage" office:value="0.197428464429865" calcext:value-type="percentage">
            <text:p>19.74%</text:p>
          </table:table-cell>
          <table:table-cell table:style-name="ce3" table:formula="of:=[.D4]/[.B4]-1" office:value-type="percentage" office:value="0.756199876619371" calcext:value-type="percentage">
            <text:p>75.62%</text:p>
          </table:table-cell>
          <table:table-cell/>
          <table:table-cell office:value-type="string" calcext:value-type="string">
            <text:p>Japan</text:p>
          </table:table-cell>
          <table:table-cell office:value-type="float" office:value="167.3" calcext:value-type="float">
            <text:p>167.3</text:p>
          </table:table-cell>
          <table:table-cell office:value-type="float" office:value="208.4" calcext:value-type="float">
            <text:p>208.4</text:p>
          </table:table-cell>
          <table:table-cell table:style-name="ce3" table:formula="of:=[.J4]/[.I4]-1" office:value-type="percentage" office:value="0.24566646742379" calcext:value-type="percentage">
            <text:p>24.57%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646.5" calcext:value-type="float">
            <text:p>646.5</text:p>
          </table:table-cell>
          <table:table-cell table:style-name="ce3" table:formula="of:=[.B5]/[.B$2]" office:value-type="percentage" office:value="0.111260261242191" calcext:value-type="percentage">
            <text:p>11.13%</text:p>
          </table:table-cell>
          <table:table-cell office:value-type="float" office:value="710" calcext:value-type="float">
            <text:p>710</text:p>
          </table:table-cell>
          <table:table-cell table:style-name="ce3" table:formula="of:=[.D5]/[.D$2]" office:value-type="percentage" office:value="0.0984784387699904" calcext:value-type="percentage">
            <text:p>9.85%</text:p>
          </table:table-cell>
          <table:table-cell table:style-name="ce3" table:formula="of:=[.D5]/[.B5]-1" office:value-type="percentage" office:value="0.0982211910286157" calcext:value-type="percentage">
            <text:p>9.82%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04.7" calcext:value-type="float">
            <text:p>204.7</text:p>
          </table:table-cell>
          <table:table-cell office:value-type="float" office:value="196.1" calcext:value-type="float">
            <text:p>196.1</text:p>
          </table:table-cell>
          <table:table-cell table:style-name="ce3" table:formula="of:=[.J5]/[.I5]-1" office:value-type="percentage" office:value="-0.0420127015144113" calcext:value-type="percentage">
            <text:p>-4.20%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491.9" calcext:value-type="float">
            <text:p>491.9</text:p>
          </table:table-cell>
          <table:table-cell table:style-name="ce3" table:formula="of:=[.B6]/[.B$2]" office:value-type="percentage" office:value="0.084654172474917" calcext:value-type="percentage">
            <text:p>8.47%</text:p>
          </table:table-cell>
          <table:table-cell office:value-type="float" office:value="469.1" calcext:value-type="float">
            <text:p>469.1</text:p>
          </table:table-cell>
          <table:table-cell table:style-name="ce3" table:formula="of:=[.D6]/[.D$2]" office:value-type="percentage" office:value="0.065065120601412" calcext:value-type="percentage">
            <text:p>6.51%</text:p>
          </table:table-cell>
          <table:table-cell table:style-name="ce3" table:formula="of:=[.D6]/[.B6]-1" office:value-type="percentage" office:value="-0.0463508843260825" calcext:value-type="percentage">
            <text:p>-4.64%</text:p>
          </table:table-cell>
          <table:table-cell/>
          <table:table-cell office:value-type="string" calcext:value-type="string">
            <text:p>Republic of Korea</text:p>
          </table:table-cell>
          <table:table-cell office:value-type="float" office:value="158.6" calcext:value-type="float">
            <text:p>158.6</text:p>
          </table:table-cell>
          <table:table-cell office:value-type="float" office:value="186.3" calcext:value-type="float">
            <text:p>186.3</text:p>
          </table:table-cell>
          <table:table-cell table:style-name="ce3" table:formula="of:=[.J6]/[.I6]-1" office:value-type="percentage" office:value="0.174653215636822" calcext:value-type="percentage">
            <text:p>17.47%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65.8" calcext:value-type="float">
            <text:p>265.8</text:p>
          </table:table-cell>
          <table:table-cell table:style-name="ce3" table:formula="of:=[.B7]/[.B$2]" office:value-type="percentage" office:value="0.0457431978935412" calcext:value-type="percentage">
            <text:p>4.57%</text:p>
          </table:table-cell>
          <table:table-cell office:value-type="float" office:value="290.9" calcext:value-type="float">
            <text:p>290.9</text:p>
          </table:table-cell>
          <table:table-cell table:style-name="ce3" table:formula="of:=[.D7]/[.D$2]" office:value-type="percentage" office:value="0.0403484194904088" calcext:value-type="percentage">
            <text:p>4.03%</text:p>
          </table:table-cell>
          <table:table-cell table:style-name="ce3" table:formula="of:=[.D7]/[.B7]-1" office:value-type="percentage" office:value="0.0944319036869825" calcext:value-type="percentage">
            <text:p>9.44%</text:p>
          </table:table-cell>
          <table:table-cell/>
          <table:table-cell office:value-type="string" calcext:value-type="string">
            <text:p>Canada</text:p>
          </table:table-cell>
          <table:table-cell office:value-type="float" office:value="165" calcext:value-type="float">
            <text:p>165</text:p>
          </table:table-cell>
          <table:table-cell office:value-type="float" office:value="170.7" calcext:value-type="float">
            <text:p>170.7</text:p>
          </table:table-cell>
          <table:table-cell table:style-name="ce3" table:formula="of:=[.J7]/[.I7]-1" office:value-type="percentage" office:value="0.0345454545454544" calcext:value-type="percentage">
            <text:p>3.45%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8.2" calcext:value-type="float">
            <text:p>198.2</text:p>
          </table:table-cell>
          <table:table-cell table:style-name="ce3" table:formula="of:=[.B8]/[.B$2]" office:value-type="percentage" office:value="0.0341094876692997" calcext:value-type="percentage">
            <text:p>3.41%</text:p>
          </table:table-cell>
          <table:table-cell office:value-type="float" office:value="254.6" calcext:value-type="float">
            <text:p>254.6</text:p>
          </table:table-cell>
          <table:table-cell table:style-name="ce3" table:formula="of:=[.D8]/[.D$2]" office:value-type="percentage" office:value="0.0353135359307599" calcext:value-type="percentage">
            <text:p>3.53%</text:p>
          </table:table-cell>
          <table:table-cell table:style-name="ce3" table:formula="of:=[.D8]/[.B8]-1" office:value-type="percentage" office:value="0.284561049445005" calcext:value-type="percentage">
            <text:p>28.46%</text:p>
          </table:table-cell>
          <table:table-cell/>
          <table:table-cell office:value-type="string" calcext:value-type="string">
            <text:p>Brazil</text:p>
          </table:table-cell>
          <table:table-cell office:value-type="float" office:value="181.4" calcext:value-type="float">
            <text:p>181.4</text:p>
          </table:table-cell>
          <table:table-cell office:value-type="float" office:value="162.1" calcext:value-type="float">
            <text:p>162.1</text:p>
          </table:table-cell>
          <table:table-cell table:style-name="ce3" table:formula="of:=[.J8]/[.I8]-1" office:value-type="percentage" office:value="-0.106394707828004" calcext:value-type="percentage">
            <text:p>-10.64%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141.9" calcext:value-type="float">
            <text:p>141.9</text:p>
          </table:table-cell>
          <table:table-cell table:style-name="ce3" table:formula="of:=[.B9]/[.B$2]" office:value-type="percentage" office:value="0.0244204656926016" calcext:value-type="percentage">
            <text:p>2.44%</text:p>
          </table:table-cell>
          <table:table-cell office:value-type="float" office:value="221.9" calcext:value-type="float">
            <text:p>221.9</text:p>
          </table:table-cell>
          <table:table-cell table:style-name="ce3" table:formula="of:=[.D9]/[.D$2]" office:value-type="percentage" office:value="0.0307779796662829" calcext:value-type="percentage">
            <text:p>3.08%</text:p>
          </table:table-cell>
          <table:table-cell table:style-name="ce3" table:formula="of:=[.D9]/[.B9]-1" office:value-type="percentage" office:value="0.563777307963354" calcext:value-type="percentage">
            <text:p>56.38%</text:p>
          </table:table-cell>
          <table:table-cell/>
          <table:table-cell office:value-type="string" calcext:value-type="string">
            <text:p>United Kingdom</text:p>
          </table:table-cell>
          <table:table-cell office:value-type="float" office:value="154.6" calcext:value-type="float">
            <text:p>154.6</text:p>
          </table:table-cell>
          <table:table-cell office:value-type="float" office:value="152.2" calcext:value-type="float">
            <text:p>152.2</text:p>
          </table:table-cell>
          <table:table-cell table:style-name="ce3" table:formula="of:=[.J9]/[.I9]-1" office:value-type="percentage" office:value="-0.0155239327296248" calcext:value-type="percentage">
            <text:p>-1.55%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86.4" calcext:value-type="float">
            <text:p>186.4</text:p>
          </table:table-cell>
          <table:table-cell table:style-name="ce3" table:formula="of:=[.B10]/[.B$2]" office:value-type="percentage" office:value="0.0320787512692103" calcext:value-type="percentage">
            <text:p>3.21%</text:p>
          </table:table-cell>
          <table:table-cell office:value-type="float" office:value="215.8" calcext:value-type="float">
            <text:p>215.8</text:p>
          </table:table-cell>
          <table:table-cell table:style-name="ce3" table:formula="of:=[.D10]/[.D$2]" office:value-type="percentage" office:value="0.0299318973050196" calcext:value-type="percentage">
            <text:p>2.99%</text:p>
          </table:table-cell>
          <table:table-cell table:style-name="ce3" table:formula="of:=[.D10]/[.B10]-1" office:value-type="percentage" office:value="0.157725321888412" calcext:value-type="percentage">
            <text:p>15.77%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102.6" calcext:value-type="float">
            <text:p>102.6</text:p>
          </table:table-cell>
          <table:table-cell office:value-type="float" office:value="126.7" calcext:value-type="float">
            <text:p>126.7</text:p>
          </table:table-cell>
          <table:table-cell table:style-name="ce3" table:formula="of:=[.J10]/[.I10]-1" office:value-type="percentage" office:value="0.234892787524366" calcext:value-type="percentage">
            <text:p>23.49%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16" calcext:value-type="float">
            <text:p>116</text:p>
          </table:table-cell>
          <table:table-cell table:style-name="ce3" table:formula="of:=[.B11]/[.B$2]" office:value-type="percentage" office:value="0.0199631713907102" calcext:value-type="percentage">
            <text:p>2.00%</text:p>
          </table:table-cell>
          <table:table-cell office:value-type="float" office:value="139" calcext:value-type="float">
            <text:p>139</text:p>
          </table:table-cell>
          <table:table-cell table:style-name="ce3" table:formula="of:=[.D11]/[.D$2]" office:value-type="percentage" office:value="0.0192795816746883" calcext:value-type="percentage">
            <text:p>1.93%</text:p>
          </table:table-cell>
          <table:table-cell table:style-name="ce3" table:formula="of:=[.D11]/[.B11]-1" office:value-type="percentage" office:value="0.198275862068966" calcext:value-type="percentage">
            <text:p>19.83%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48.4" calcext:value-type="float">
            <text:p>48.4</text:p>
          </table:table-cell>
          <table:table-cell office:value-type="float" office:value="72" calcext:value-type="float">
            <text:p>72</text:p>
          </table:table-cell>
          <table:table-cell table:style-name="ce3" table:formula="of:=[.J11]/[.I11]-1" office:value-type="percentage" office:value="0.487603305785124" calcext:value-type="percentage">
            <text:p>48.76%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Russian Federation</text:p>
          </table:table-cell>
          <table:table-cell office:value-type="float" office:value="32.4" calcext:value-type="float">
            <text:p>32.4</text:p>
          </table:table-cell>
          <table:table-cell office:value-type="float" office:value="50.1" calcext:value-type="float">
            <text:p>50.1</text:p>
          </table:table-cell>
          <table:table-cell table:style-name="ce3" table:formula="of:=[.J12]/[.I12]-1" office:value-type="percentage" office:value="0.546296296296296" calcext:value-type="percentage">
            <text:p>54.63%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 table:number-columns-repeated="2"/>
          <table:table-cell table:number-columns-repeated="4"/>
          <table:table-cell table:style-name="ce3"/>
        </table:table-row>
        <table:table-row table:style-name="ro1">
          <table:table-cell/>
          <table:table-cell table:formula="of:=SUM([.B3:.B13])" office:value-type="float" office:value="4199.7" calcext:value-type="float">
            <text:p>4199.7</text:p>
          </table:table-cell>
          <table:table-cell table:style-name="ce3" table:formula="of:=SUM([.C3:.C13])" office:value-type="percentage" office:value="0.722752852496257" calcext:value-type="percentage">
            <text:p>72.28%</text:p>
          </table:table-cell>
          <table:table-cell table:formula="of:=SUM([.D3:.D13])" office:value-type="float" office:value="5150.3" calcext:value-type="float">
            <text:p>5150.3</text:p>
          </table:table-cell>
          <table:table-cell table:style-name="ce3" table:formula="of:=SUM([.E3:.E13])" office:value-type="percentage" office:value="0.714357046756453" calcext:value-type="percentage">
            <text:p>71.44%</text:p>
          </table:table-cell>
          <table:table-cell table:style-name="ce3" table:formula="of:=[.D14]/[.B14]-1" office:value-type="percentage" office:value="0.226349501154844" calcext:value-type="percentage">
            <text:p>22.63%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Germany</text:p>
          </table:table-cell>
          <table:table-cell office:value-type="float" office:value="213.1" calcext:value-type="float">
            <text:p>213.1</text:p>
          </table:table-cell>
          <table:table-cell office:value-type="float" office:value="248.4" calcext:value-type="float">
            <text:p>248.4</text:p>
          </table:table-cell>
          <table:table-cell table:style-name="ce3" table:formula="of:=[.J17]/[.I17]-1" office:value-type="percentage" office:value="0.165649929610512" calcext:value-type="percentage">
            <text:p>16.56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United States of America</text:p>
          </table:table-cell>
          <table:table-cell office:value-type="float" office:value="206.4" calcext:value-type="float">
            <text:p>206.4</text:p>
          </table:table-cell>
          <table:table-cell office:value-type="float" office:value="243.9" calcext:value-type="float">
            <text:p>243.9</text:p>
          </table:table-cell>
          <table:table-cell table:style-name="ce3" table:formula="of:=[.J18]/[.I18]-1" office:value-type="percentage" office:value="0.181686046511628" calcext:value-type="percentage">
            <text:p>18.17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apan</text:p>
          </table:table-cell>
          <table:table-cell office:value-type="float" office:value="167.3" calcext:value-type="float">
            <text:p>167.3</text:p>
          </table:table-cell>
          <table:table-cell office:value-type="float" office:value="208.4" calcext:value-type="float">
            <text:p>208.4</text:p>
          </table:table-cell>
          <table:table-cell table:style-name="ce3" table:formula="of:=[.J19]/[.I19]-1" office:value-type="percentage" office:value="0.24566646742379" calcext:value-type="percentage">
            <text:p>24.57%</text:p>
          </table:table-cell>
        </table:table-row>
        <table:table-row table:style-name="ro1">
          <table:table-cell table:number-columns-repeated="10"/>
          <table:table-cell table:style-name="ce3"/>
        </table:table-row>
        <table:table-row table:style-name="ro2">
          <table:table-cell/>
          <table:table-cell office:value-type="string" calcext:value-type="string">
            <text:p>wiss</text:p>
          </table:table-cell>
          <table:table-cell office:value-type="string" calcext:value-type="string">
            <text:p>gerd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pub ing</text:p>
          </table:table-cell>
          <table:table-cell table:number-columns-repeated="2"/>
          <table:table-cell office:value-type="string" calcext:value-type="string">
            <text:p>Republic of Korea</text:p>
          </table:table-cell>
          <table:table-cell office:value-type="float" office:value="158.6" calcext:value-type="float">
            <text:p>158.6</text:p>
          </table:table-cell>
          <table:table-cell office:value-type="float" office:value="186.3" calcext:value-type="float">
            <text:p>186.3</text:p>
          </table:table-cell>
          <table:table-cell table:style-name="ce3" table:formula="of:=[.J21]/[.I21]-1" office:value-type="percentage" office:value="0.174653215636822" calcext:value-type="percentage">
            <text:p>17.47%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1425.6" calcext:value-type="float">
            <text:p>1425.6</text:p>
          </table:table-cell>
          <table:table-cell office:value-type="float" office:value="373.1" calcext:value-type="float">
            <text:p>373.1</text:p>
          </table:table-cell>
          <table:table-cell office:value-type="float" office:value="272879" calcext:value-type="float">
            <text:p>272879</text:p>
          </table:table-cell>
          <table:table-cell office:value-type="float" office:value="28572" calcext:value-type="float">
            <text:p>28572</text:p>
          </table:table-cell>
          <table:table-cell table:formula="of:=[.B22]/[.D22]*1000" office:value-type="float" office:value="5.22429355135426" calcext:value-type="float">
            <text:p>5.2242935514</text:p>
          </table:table-cell>
          <table:table-cell table:formula="of:=[.C22]/[.D22]*1000*1000*1000" office:value-type="float" office:value="1367272.67396905" calcext:value-type="float">
            <text:p>1367272.67396905</text:p>
          </table:table-cell>
          <table:table-cell office:value-type="string" calcext:value-type="string">
            <text:p>Canada</text:p>
          </table:table-cell>
          <table:table-cell office:value-type="float" office:value="165" calcext:value-type="float">
            <text:p>165</text:p>
          </table:table-cell>
          <table:table-cell office:value-type="float" office:value="170.7" calcext:value-type="float">
            <text:p>170.7</text:p>
          </table:table-cell>
          <table:table-cell table:style-name="ce3" table:formula="of:=[.J22]/[.I22]-1" office:value-type="percentage" office:value="0.0345454545454544" calcext:value-type="percentage">
            <text:p>3.45%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423.4" calcext:value-type="float">
            <text:p>1423.4</text:p>
          </table:table-cell>
          <table:table-cell office:value-type="float" office:value="102.4" calcext:value-type="float">
            <text:p>102.4</text:p>
          </table:table-cell>
          <table:table-cell office:value-type="float" office:value="104968" calcext:value-type="float">
            <text:p>104968</text:p>
          </table:table-cell>
          <table:table-cell office:value-type="float" office:value="22800" calcext:value-type="float">
            <text:p>22800</text:p>
          </table:table-cell>
          <table:table-cell table:formula="of:=[.B23]/[.D23]*1000" office:value-type="float" office:value="13.5603231461017" calcext:value-type="float">
            <text:p>13.5603231461</text:p>
          </table:table-cell>
          <table:table-cell table:formula="of:=[.C23]/[.D23]*1000*1000*1000" office:value-type="float" office:value="975535.401265148" calcext:value-type="float">
            <text:p>975535.401265148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710" calcext:value-type="float">
            <text:p>710</text:p>
          </table:table-cell>
          <table:table-cell office:value-type="float" office:value="147.9" calcext:value-type="float">
            <text:p>147.9</text:p>
          </table:table-cell>
          <table:table-cell office:value-type="float" office:value="74618" calcext:value-type="float">
            <text:p>74618</text:p>
          </table:table-cell>
          <table:table-cell office:value-type="float" office:value="10194" calcext:value-type="float">
            <text:p>10194</text:p>
          </table:table-cell>
          <table:table-cell table:formula="of:=[.B24]/[.D24]*1000" office:value-type="float" office:value="9.51513039749122" calcext:value-type="float">
            <text:p>9.5151303975</text:p>
          </table:table-cell>
          <table:table-cell table:formula="of:=[.C24]/[.D24]*1000*1000*1000" office:value-type="float" office:value="1982095.47294219" calcext:value-type="float">
            <text:p>1982095.47294219</text:p>
          </table:table-cell>
          <table:table-cell office:value-type="string" calcext:value-type="string">
            <text:p>United Kingdom</text:p>
          </table:table-cell>
          <table:table-cell office:value-type="float" office:value="154.6" calcext:value-type="float">
            <text:p>154.6</text:p>
          </table:table-cell>
          <table:table-cell office:value-type="float" office:value="152.2" calcext:value-type="float">
            <text:p>152.2</text:p>
          </table:table-cell>
          <table:table-cell table:style-name="ce3" table:formula="of:=[.J24]/[.I24]-1" office:value-type="percentage" office:value="-0.0155239327296248" calcext:value-type="percentage">
            <text:p>-1.55%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469.1" calcext:value-type="float">
            <text:p>469.1</text:p>
          </table:table-cell>
          <table:table-cell office:value-type="float" office:value="23.5" calcext:value-type="float">
            <text:p>23.5</text:p>
          </table:table-cell>
          <table:table-cell office:value-type="float" office:value="27083" calcext:value-type="float">
            <text:p>27083</text:p>
          </table:table-cell>
          <table:table-cell office:value-type="float" office:value="3329" calcext:value-type="float">
            <text:p>3329</text:p>
          </table:table-cell>
          <table:table-cell table:formula="of:=[.B25]/[.D25]*1000" office:value-type="float" office:value="17.3208285640439" calcext:value-type="float">
            <text:p>17.320828564</text:p>
          </table:table-cell>
          <table:table-cell table:formula="of:=[.C25]/[.D25]*1000*1000*1000" office:value-type="float" office:value="867702.987113688" calcext:value-type="float">
            <text:p>867702.987113688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90.9" calcext:value-type="float">
            <text:p>290.9</text:p>
          </table:table-cell>
          <table:table-cell office:value-type="float" office:value="72.2" calcext:value-type="float">
            <text:p>72.2</text:p>
          </table:table-cell>
          <table:table-cell office:value-type="float" office:value="76368" calcext:value-type="float">
            <text:p>76368</text:p>
          </table:table-cell>
          <table:table-cell office:value-type="float" office:value="7746" calcext:value-type="float">
            <text:p>7746</text:p>
          </table:table-cell>
          <table:table-cell table:formula="of:=[.B26]/[.D26]*1000" office:value-type="float" office:value="3.80918709407081" calcext:value-type="float">
            <text:p>3.8091870941</text:p>
          </table:table-cell>
          <table:table-cell table:formula="of:=[.C26]/[.D26]*1000*1000*1000" office:value-type="float" office:value="945422.166352399" calcext:value-type="float">
            <text:p>945422.166352399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54.6" calcext:value-type="float">
            <text:p>254.6</text:p>
          </table:table-cell>
          <table:table-cell office:value-type="float" office:value="38.7" calcext:value-type="float">
            <text:p>38.7</text:p>
          </table:table-cell>
          <table:table-cell office:value-type="float" office:value="71302" calcext:value-type="float">
            <text:p>71302</text:p>
          </table:table-cell>
          <table:table-cell office:value-type="float" office:value="7612" calcext:value-type="float">
            <text:p>7612</text:p>
          </table:table-cell>
          <table:table-cell table:formula="of:=[.B27]/[.D27]*1000" office:value-type="float" office:value="3.57072732882668" calcext:value-type="float">
            <text:p>3.5707273288</text:p>
          </table:table-cell>
          <table:table-cell table:formula="of:=[.C27]/[.D27]*1000*1000*1000" office:value-type="float" office:value="542761.773863286" calcext:value-type="float">
            <text:p>542761.773863286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221.9" calcext:value-type="float">
            <text:p>221.9</text:p>
          </table:table-cell>
          <table:table-cell office:value-type="float" office:value="41.3" calcext:value-type="float">
            <text:p>41.3</text:p>
          </table:table-cell>
          <table:table-cell office:value-type="float" office:value="32781" calcext:value-type="float">
            <text:p>32781</text:p>
          </table:table-cell>
          <table:table-cell office:value-type="float" office:value="8004" calcext:value-type="float">
            <text:p>8004</text:p>
          </table:table-cell>
          <table:table-cell table:formula="of:=[.B28]/[.D28]*1000" office:value-type="float" office:value="6.76916506512919" calcext:value-type="float">
            <text:p>6.7691650651</text:p>
          </table:table-cell>
          <table:table-cell table:formula="of:=[.C28]/[.D28]*1000*1000*1000" office:value-type="float" office:value="1259876.14776852" calcext:value-type="float">
            <text:p>1259876.14776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15.8" calcext:value-type="float">
            <text:p>215.8</text:p>
          </table:table-cell>
          <table:table-cell office:value-type="float" office:value="42.3" calcext:value-type="float">
            <text:p>42.3</text:p>
          </table:table-cell>
          <table:table-cell office:value-type="float" office:value="57133" calcext:value-type="float">
            <text:p>57133</text:p>
          </table:table-cell>
          <table:table-cell office:value-type="float" office:value="7123" calcext:value-type="float">
            <text:p>7123</text:p>
          </table:table-cell>
          <table:table-cell table:formula="of:=[.B29]/[.D29]*1000" office:value-type="float" office:value="3.77715155864387" calcext:value-type="float">
            <text:p>3.7771515586</text:p>
          </table:table-cell>
          <table:table-cell table:formula="of:=[.C29]/[.D29]*1000*1000*1000" office:value-type="float" office:value="740377.715155864" calcext:value-type="float">
            <text:p>740377.7151558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nada</text:p>
          </table:table-cell>
          <table:table-cell office:value-type="float" office:value="139" calcext:value-type="float">
            <text:p>139</text:p>
          </table:table-cell>
          <table:table-cell office:value-type="float" office:value="24.1" calcext:value-type="float">
            <text:p>24.1</text:p>
          </table:table-cell>
          <table:table-cell office:value-type="float" office:value="43539" calcext:value-type="float">
            <text:p>43539</text:p>
          </table:table-cell>
          <table:table-cell office:value-type="float" office:value="5971" calcext:value-type="float">
            <text:p>5971</text:p>
          </table:table-cell>
          <table:table-cell table:formula="of:=[.B30]/[.D30]*1000" office:value-type="float" office:value="3.19254002158984" calcext:value-type="float">
            <text:p>3.1925400216</text:p>
          </table:table-cell>
          <table:table-cell table:formula="of:=[.C30]/[.D30]*1000*1000*1000" office:value-type="float" office:value="553526.723167735" calcext:value-type="float">
            <text:p>553526.723167735</text:p>
          </table:table-cell>
          <table:table-cell table:number-columns-repeated="4"/>
        </table:table-row>
        <table:table-row table:style-name="ro1">
          <table:table-cell/>
          <table:table-cell table:formula="of:=SUM([.B22:.B30])" office:value-type="float" office:value="5150.3" calcext:value-type="float">
            <text:p>5150.3</text:p>
          </table:table-cell>
          <table:table-cell table:formula="of:=SUM([.C22:.C30])" office:value-type="float" office:value="865.5" calcext:value-type="float">
            <text:p>865.5</text:p>
          </table:table-cell>
          <table:table-cell table:formula="of:=SUM([.D22:.D30])" office:value-type="float" office:value="760671" calcext:value-type="float">
            <text:p>760671</text:p>
          </table:table-cell>
          <table:table-cell table:formula="of:=SUM([.E22:.E30])" office:value-type="float" office:value="101351" calcext:value-type="float">
            <text:p>101351</text:p>
          </table:table-cell>
          <table:table-cell table:formula="of:=SUM([.F22:.F30])/9" office:value-type="float" office:value="7.4154829696946" calcext:value-type="float">
            <text:p>7.4154829697</text:p>
          </table:table-cell>
          <table:table-cell table:formula="of:=SUM([.G22:.G30])/9" office:value-type="float" office:value="1026063.45128865" calcext:value-type="float">
            <text:p>1026063.45128865</text:p>
          </table:table-cell>
          <table:table-cell table:number-columns-repeated="4"/>
        </table:table-row>
        <table:table-row table:style-name="ro1" table:number-rows-repeated="6">
          <table:table-cell table:number-columns-repeated="11"/>
        </table:table-row>
        <table:table-row table:style-name="ro2">
          <table:table-cell office:value-type="string" calcext:value-type="string">
            <text:p>Parameter</text:p>
          </table:table-cell>
          <table:table-cell office:value-type="string" calcext:value-type="string">
            <text:p>Wer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zahl der Wissenschaftler</text:p>
          </table:table-cell>
          <table:table-cell office:value-type="float" office:value="5150300" calcext:value-type="float">
            <text:p>51503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rd</text:p>
          </table:table-cell>
          <table:table-cell office:value-type="float" office:value="865.5" calcext:value-type="float">
            <text:p>865.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ubl</text:p>
          </table:table-cell>
          <table:table-cell office:value-type="float" office:value="760671" calcext:value-type="float">
            <text:p>76067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ulb ind</text:p>
          </table:table-cell>
          <table:table-cell office:value-type="float" office:value="101351" calcext:value-type="float">
            <text:p>1013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33" calcext:value-type="float">
            <text:p>0.133</text:p>
          </table:table-cell>
          <table:table-cell table:number-columns-repeated="9"/>
        </table:table-row>
        <table:table-row table:style-name="ro1">
          <table:table-cell/>
          <table:table-cell table:formula="of:=[.B39]*[.B43]" office:value-type="float" office:value="684989.9" calcext:value-type="float">
            <text:p>684989.9</text:p>
          </table:table-cell>
          <table:table-cell table:formula="of:=[.B39]*0.13" office:value-type="float" office:value="669539" calcext:value-type="float">
            <text:p>669539</text:p>
          </table:table-cell>
          <table:table-cell table:number-columns-repeated="8"/>
        </table:table-row>
        <table:table-row table:style-name="ro1">
          <table:table-cell/>
          <table:table-cell table:formula="of:=[.B40]*[.B43]" office:value-type="float" office:value="115.1115" calcext:value-type="float">
            <text:p>115.111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[.B39]/[.B41]" office:value-type="float" office:value="6.77073268206623" calcext:value-type="float">
            <text:p>6.7707326821</text:p>
          </table:table-cell>
          <table:table-cell table:number-columns-repeated="9"/>
        </table:table-row>
        <table:table-row table:style-name="ro1">
          <table:table-cell/>
          <table:table-cell table:formula="of:=[.B40]/[.B41]*1000*1000" office:value-type="float" office:value="1137.81122193432" calcext:value-type="float">
            <text:p>1137.8112219343</text:p>
          </table:table-cell>
          <table:table-cell table:number-columns-repeated="9"/>
        </table:table-row>
        <table:table-row table:style-name="ro1" table:number-rows-repeated="104852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Land</text:p>
          </table:table-cell>
          <table:table-cell office:value-type="string" calcext:value-type="string">
            <text:p>#Wissenschaftler</text:p>
          </table:table-cell>
          <table:table-cell office:value-type="string" calcext:value-type="string">
            <text:p>GERD $ milliarden</text:p>
          </table:table-cell>
          <table:table-cell office:value-type="string" calcext:value-type="string">
            <text:p>#pub</text:p>
          </table:table-cell>
          <table:table-cell office:value-type="string" calcext:value-type="string">
            <text:p>#pub eng</text:p>
          </table:table-cell>
          <table:table-cell office:value-type="string" calcext:value-type="string">
            <text:p>%pub/pub eng</text:p>
          </table:table-cell>
          <table:table-cell office:value-type="string" calcext:value-type="string">
            <text:p>#simlit wiss</text:p>
          </table:table-cell>
          <table:table-cell office:value-type="string" calcext:value-type="string">
            <text:p>#simlit ger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90.9" calcext:value-type="float">
            <text:p>290.9</text:p>
          </table:table-cell>
          <table:table-cell office:value-type="float" office:value="72.2" calcext:value-type="float">
            <text:p>72.2</text:p>
          </table:table-cell>
          <table:table-cell office:value-type="float" office:value="76368" calcext:value-type="float">
            <text:p>76368</text:p>
          </table:table-cell>
          <table:table-cell office:value-type="float" office:value="7746" calcext:value-type="float">
            <text:p>7746</text:p>
          </table:table-cell>
          <table:table-cell table:style-name="ce3" table:formula="of:=[.E2]/[.D2]" office:value-type="percentage" office:value="0.101429918290383" calcext:value-type="percentage">
            <text:p>10.14%</text:p>
          </table:table-cell>
          <table:table-cell table:style-name="ce4" table:formula="of:=[.F2]*[.B2]" office:value-type="float" office:value="29.5059632306725" calcext:value-type="float">
            <text:p>29.51</text:p>
          </table:table-cell>
          <table:table-cell table:style-name="ce4" table:formula="of:=[.F2]*[.C2]" office:value-type="float" office:value="7.32324010056568" calcext:value-type="float">
            <text:p>7.32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15.8" calcext:value-type="float">
            <text:p>215.8</text:p>
          </table:table-cell>
          <table:table-cell office:value-type="float" office:value="42.3" calcext:value-type="float">
            <text:p>42.3</text:p>
          </table:table-cell>
          <table:table-cell office:value-type="float" office:value="57133" calcext:value-type="float">
            <text:p>57133</text:p>
          </table:table-cell>
          <table:table-cell office:value-type="float" office:value="7123" calcext:value-type="float">
            <text:p>7123</text:p>
          </table:table-cell>
          <table:table-cell table:style-name="ce3" table:formula="of:=[.E3]/[.D3]" office:value-type="percentage" office:value="0.124674006266081" calcext:value-type="percentage">
            <text:p>12.47%</text:p>
          </table:table-cell>
          <table:table-cell table:style-name="ce4" table:formula="of:=[.F3]*[.B3]" office:value-type="float" office:value="26.9046505522203" calcext:value-type="float">
            <text:p>26.90</text:p>
          </table:table-cell>
          <table:table-cell table:style-name="ce4" table:formula="of:=[.F3]*[.C3]" office:value-type="float" office:value="5.27371046505522" calcext:value-type="float">
            <text:p>5.27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39" calcext:value-type="float">
            <text:p>139</text:p>
          </table:table-cell>
          <table:table-cell office:value-type="float" office:value="24.1" calcext:value-type="float">
            <text:p>24.1</text:p>
          </table:table-cell>
          <table:table-cell office:value-type="float" office:value="43539" calcext:value-type="float">
            <text:p>43539</text:p>
          </table:table-cell>
          <table:table-cell office:value-type="float" office:value="5971" calcext:value-type="float">
            <text:p>5971</text:p>
          </table:table-cell>
          <table:table-cell table:style-name="ce3" table:formula="of:=[.E4]/[.D4]" office:value-type="percentage" office:value="0.137141413445417" calcext:value-type="percentage">
            <text:p>13.71%</text:p>
          </table:table-cell>
          <table:table-cell table:style-name="ce4" table:formula="of:=[.F4]*[.B4]" office:value-type="float" office:value="19.0626564689129" calcext:value-type="float">
            <text:p>19.06</text:p>
          </table:table-cell>
          <table:table-cell table:style-name="ce4" table:formula="of:=[.F4]*[.C4]" office:value-type="float" office:value="3.30510806403454" calcext:value-type="float">
            <text:p>3.3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54.6" calcext:value-type="float">
            <text:p>254.6</text:p>
          </table:table-cell>
          <table:table-cell office:value-type="float" office:value="38.7" calcext:value-type="float">
            <text:p>38.7</text:p>
          </table:table-cell>
          <table:table-cell office:value-type="float" office:value="71302" calcext:value-type="float">
            <text:p>71302</text:p>
          </table:table-cell>
          <table:table-cell office:value-type="float" office:value="7612" calcext:value-type="float">
            <text:p>7612</text:p>
          </table:table-cell>
          <table:table-cell table:style-name="ce3" table:formula="of:=[.E5]/[.D5]" office:value-type="percentage" office:value="0.106757173711817" calcext:value-type="percentage">
            <text:p>10.68%</text:p>
          </table:table-cell>
          <table:table-cell table:style-name="ce4" table:formula="of:=[.F5]*[.B5]" office:value-type="float" office:value="27.1803764270287" calcext:value-type="float">
            <text:p>27.18</text:p>
          </table:table-cell>
          <table:table-cell table:style-name="ce4" table:formula="of:=[.F5]*[.C5]" office:value-type="float" office:value="4.13150262264733" calcext:value-type="float">
            <text:p>4.13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1425.6" calcext:value-type="float">
            <text:p>1425.6</text:p>
          </table:table-cell>
          <table:table-cell office:value-type="float" office:value="373.1" calcext:value-type="float">
            <text:p>373.1</text:p>
          </table:table-cell>
          <table:table-cell office:value-type="float" office:value="272879" calcext:value-type="float">
            <text:p>272879</text:p>
          </table:table-cell>
          <table:table-cell office:value-type="float" office:value="28572" calcext:value-type="float">
            <text:p>28572</text:p>
          </table:table-cell>
          <table:table-cell table:style-name="ce3" table:formula="of:=[.E6]/[.D6]" office:value-type="percentage" office:value="0.104705748701806" calcext:value-type="percentage">
            <text:p>10.47%</text:p>
          </table:table-cell>
          <table:table-cell table:style-name="ce4" table:formula="of:=[.F6]*[.B6]" office:value-type="float" office:value="149.268515349294" calcext:value-type="float">
            <text:p>149.27</text:p>
          </table:table-cell>
          <table:table-cell table:style-name="ce4" table:formula="of:=[.F6]*[.C6]" office:value-type="float" office:value="39.0657148406437" calcext:value-type="float">
            <text:p>39.07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710" calcext:value-type="float">
            <text:p>710</text:p>
          </table:table-cell>
          <table:table-cell office:value-type="float" office:value="147.9" calcext:value-type="float">
            <text:p>147.9</text:p>
          </table:table-cell>
          <table:table-cell office:value-type="float" office:value="74618" calcext:value-type="float">
            <text:p>74618</text:p>
          </table:table-cell>
          <table:table-cell office:value-type="float" office:value="10194" calcext:value-type="float">
            <text:p>10194</text:p>
          </table:table-cell>
          <table:table-cell table:style-name="ce3" table:formula="of:=[.E7]/[.D7]" office:value-type="percentage" office:value="0.136615829960599" calcext:value-type="percentage">
            <text:p>13.66%</text:p>
          </table:table-cell>
          <table:table-cell table:style-name="ce4" table:formula="of:=[.F7]*[.B7]" office:value-type="float" office:value="96.9972392720255" calcext:value-type="float">
            <text:p>97.00</text:p>
          </table:table-cell>
          <table:table-cell table:style-name="ce4" table:formula="of:=[.F7]*[.C7]" office:value-type="float" office:value="20.2054812511726" calcext:value-type="float">
            <text:p>20.21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221.9" calcext:value-type="float">
            <text:p>221.9</text:p>
          </table:table-cell>
          <table:table-cell office:value-type="float" office:value="41.3" calcext:value-type="float">
            <text:p>41.3</text:p>
          </table:table-cell>
          <table:table-cell office:value-type="float" office:value="32781" calcext:value-type="float">
            <text:p>32781</text:p>
          </table:table-cell>
          <table:table-cell office:value-type="float" office:value="8004" calcext:value-type="float">
            <text:p>8004</text:p>
          </table:table-cell>
          <table:table-cell table:style-name="ce3" table:formula="of:=[.E8]/[.D8]" office:value-type="percentage" office:value="0.244165827766084" calcext:value-type="percentage">
            <text:p>24.42%</text:p>
          </table:table-cell>
          <table:table-cell table:style-name="ce4" table:formula="of:=[.F8]*[.B8]" office:value-type="float" office:value="54.180397181294" calcext:value-type="float">
            <text:p>54.18</text:p>
          </table:table-cell>
          <table:table-cell table:style-name="ce4" table:formula="of:=[.F8]*[.C8]" office:value-type="float" office:value="10.0840486867393" calcext:value-type="float">
            <text:p>10.0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3257.8" calcext:value-type="float">
            <text:p>3257.8</text:p>
          </table:table-cell>
          <table:table-cell table:formula="of:=SUM([.C2:.C8])" office:value-type="float" office:value="739.6" calcext:value-type="float">
            <text:p>739.6</text:p>
          </table:table-cell>
          <table:table-cell table:formula="of:=SUM([.D2:.D8])" office:value-type="float" office:value="628620" calcext:value-type="float">
            <text:p>628620</text:p>
          </table:table-cell>
          <table:table-cell table:formula="of:=SUM([.E2:.E8])" office:value-type="float" office:value="75222" calcext:value-type="float">
            <text:p>75222</text:p>
          </table:table-cell>
          <table:table-cell table:style-name="ce3" table:formula="of:=[.E9]/[.D9]" office:value-type="percentage" office:value="0.11966211701823" calcext:value-type="percentage">
            <text:p>11.97%</text:p>
          </table:table-cell>
          <table:table-cell table:style-name="ce4" table:formula="of:=SUM([.G2:.G8])" office:value-type="float" office:value="403.099798481448" calcext:value-type="float">
            <text:p>403.10</text:p>
          </table:table-cell>
          <table:table-cell table:style-name="ce4" table:formula="of:=SUM([.H2:.H8])" office:value-type="float" office:value="89.3888060308584" calcext:value-type="float">
            <text:p>89.39</text:p>
          </table:table-cell>
        </table:table-row>
        <table:table-row table:style-name="ro3" table:number-rows-repeated="3">
          <table:table-cell table:number-columns-repeated="8"/>
        </table:table-row>
        <table:table-row table:style-name="ro2">
          <table:table-cell office:value-type="string" calcext:value-type="string">
            <text:p>Parameter</text:p>
          </table:table-cell>
          <table:table-cell office:value-type="string" calcext:value-type="string">
            <text:p>Wer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zahl der Wissenschaftler</text:p>
          </table:table-cell>
          <table:table-cell office:value-type="float" office:value="5011300" calcext:value-type="float">
            <text:p>50113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rd</text:p>
          </table:table-cell>
          <table:table-cell office:value-type="float" office:value="841.4" calcext:value-type="float">
            <text:p>841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ubl</text:p>
          </table:table-cell>
          <table:table-cell office:value-type="float" office:value="717132" calcext:value-type="float">
            <text:p>7171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ulb ind</text:p>
          </table:table-cell>
          <table:table-cell office:value-type="float" office:value="95380" calcext:value-type="float">
            <text:p>95380</text:p>
          </table:table-cell>
          <table:table-cell table:number-columns-repeated="6"/>
        </table:table-row>
        <table:table-row table:style-name="ro1">
          <table:table-cell/>
          <table:table-cell table:formula="of:=[.B17]/[.B16]" office:value-type="float" office:value="0.133002013576301" calcext:value-type="float">
            <text:p>0.1330020136</text:p>
          </table:table-cell>
          <table:table-cell table:number-columns-repeated="6"/>
        </table:table-row>
        <table:table-row table:style-name="ro1">
          <table:table-cell/>
          <table:table-cell table:formula="of:=[.B14]*[.B18]" office:value-type="float" office:value="666512.990634918" calcext:value-type="float">
            <text:p>666512.990634918</text:p>
          </table:table-cell>
          <table:table-cell table:number-columns-repeated="6"/>
        </table:table-row>
        <table:table-row table:style-name="ro1">
          <table:table-cell/>
          <table:table-cell table:formula="of:=[.B15]*[.B18]" office:value-type="float" office:value="111.9078942231" calcext:value-type="float">
            <text:p>111.9078942231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Sheet2.A1:Sheet2.E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00/00/0000</text:date>, <text:time style:data-style-name="N2" text:time-value="0000-00-00T09:49:07.333256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1T14:17:33.650369532</meta:creation-date>
    <dc:date>2014-01-03T11:25:11.622436850</dc:date>
    <meta:editing-duration>PT6H58M45S</meta:editing-duration>
    <meta:editing-cycles>27</meta:editing-cycles>
    <meta:generator>LibreOffice/4.1.4.2$Linux_x86 LibreOffice_project/410$Build-2</meta:generator>
    <meta:document-statistic meta:table-count="4" meta:cell-count="4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DejaVu Sans'" style:font-style-name="Book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'" style:font-style-name="Book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DejaVu Sans'" style:font-style-name="Book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DejaVu Sans'" style:font-style-name="Book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4e376b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abb40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c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bar" chart:style-name="ch1">
        <chart:title svg:x="3.123cm" svg:y="0.316cm" chart:style-name="ch2">
          <text:p>Anzahl der Wissenschaftler in der Welt, Tsd</text:p>
        </chart:title>
        <chart:legend chart:legend-position="end" svg:x="10.736cm" svg:y="3.506cm" style:legend-expansion="high" chart:style-name="ch3"/>
        <chart:plot-area chart:style-name="ch4" table:cell-range-address="Sheet1.A8:Sheet1.C11" chart:data-source-has-labels="both" svg:x="0.77cm" svg:y="1.661cm" svg:width="9.327cm" svg:height="6.744cm">
          <chartooo:coordinate-region svg:x="1.868cm" svg:y="1.861cm" svg:width="8.229cm" svg:height="5.897cm"/>
          <chart:axis chart:dimension="x" chart:name="primary-x" chart:style-name="ch5" chartooo:axis-type="auto">
            <chartooo:date-scale/>
            <chart:categories table:cell-range-address="Sheet1.B8:Sheet1.C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9:Sheet1.C9" chart:label-cell-address="Sheet1.A9:Sheet1.A9" chart:class="chart:bar">
            <chart:data-point chart:repeated="2"/>
          </chart:series>
          <chart:series chart:style-name="ch9" chart:values-cell-range-address="Sheet1.B10:Sheet1.C10" chart:label-cell-address="Sheet1.A10:Sheet1.A10" chart:class="chart:bar">
            <chart:data-point chart:repeated="2"/>
          </chart:series>
          <chart:series chart:style-name="ch10" chart:values-cell-range-address="Sheet1.B11:Sheet1.C11" chart:label-cell-address="Sheet1.A11:Sheet1.A1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2">
                <text:p>2000</text:p>
                <draw:g>
                  <svg:desc>Sheet1.B8:Sheet1.C8</svg:desc>
                </draw:g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Entwickelten Länder</text:p>
                <draw:g>
                  <svg:desc>Sheet1.A9:Sheet1.A9</svg:desc>
                </draw:g>
              </table:table-cell>
              <table:table-cell office:value-type="float" office:value="4047.5">
                <text:p>4047.5</text:p>
                <draw:g>
                  <svg:desc>Sheet1.B9:Sheet1.C9</svg:desc>
                </draw:g>
              </table:table-cell>
              <table:table-cell office:value-type="float" office:value="4478.3">
                <text:p>4478.3</text:p>
              </table:table-cell>
            </table:table-row>
            <table:table-row>
              <table:table-cell office:value-type="string">
                <text:p>Entwicklungsländer</text:p>
                <draw:g>
                  <svg:desc>Sheet1.A10:Sheet1.A10</svg:desc>
                </draw:g>
              </table:table-cell>
              <table:table-cell office:value-type="float" office:value="1734.4">
                <text:p>1734.4</text:p>
                <draw:g>
                  <svg:desc>Sheet1.B10:Sheet1.C10</svg:desc>
                </draw:g>
              </table:table-cell>
              <table:table-cell office:value-type="float" office:value="2696.7">
                <text:p>2696.7</text:p>
              </table:table-cell>
            </table:table-row>
            <table:table-row>
              <table:table-cell office:value-type="string">
                <text:p>am wenigsten entwickelte Länder</text:p>
                <draw:g>
                  <svg:desc>Sheet1.A11:Sheet1.A11</svg:desc>
                </draw:g>
              </table:table-cell>
              <table:table-cell office:value-type="float" office:value="28.7">
                <text:p>28.7</text:p>
                <draw:g>
                  <svg:desc>Sheet1.B11:Sheet1.C11</svg:desc>
                </draw:g>
              </table:table-cell>
              <table:table-cell office:value-type="float" office:value="34.7">
                <text:p>34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DejaVu Sans'" style:font-style-name="Book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'" style:font-style-name="Book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DejaVu Sans'" style:font-style-name="Book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DejaVu Sans'" style:font-style-name="Book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4e376b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abb4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c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title svg:x="3.849cm" svg:y="0.316cm" chart:style-name="ch2">
          <text:p>Anzahl der Publicationen in der Welt</text:p>
        </chart:title>
        <chart:legend chart:legend-position="end" svg:x="10.709cm" svg:y="3.507cm" style:legend-expansion="high" chart:style-name="ch3"/>
        <chart:plot-area chart:style-name="ch4" table:cell-range-address="Sheet1.A28:Sheet1.C31" chart:data-source-has-labels="both" svg:x="0.769cm" svg:y="1.661cm" svg:width="9.303cm" svg:height="6.745cm">
          <chartooo:coordinate-region svg:x="2.502cm" svg:y="1.861cm" svg:width="7.57cm" svg:height="5.898cm"/>
          <chart:axis chart:dimension="x" chart:name="primary-x" chart:style-name="ch5" chartooo:axis-type="auto">
            <chartooo:date-scale/>
            <chart:categories table:cell-range-address="Sheet1.B28:Sheet1.C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9:Sheet1.C29" chart:label-cell-address="Sheet1.A29:Sheet1.A29" chart:class="chart:bar">
            <chart:data-point chart:repeated="2"/>
          </chart:series>
          <chart:series chart:style-name="ch9" chart:values-cell-range-address="Sheet1.B30:Sheet1.C30" chart:label-cell-address="Sheet1.A30:Sheet1.A30" chart:class="chart:bar">
            <chart:data-point chart:repeated="2"/>
          </chart:series>
          <chart:series chart:style-name="ch10" chart:values-cell-range-address="Sheet1.B31:Sheet1.C31" chart:label-cell-address="Sheet1.A31:Sheet1.A3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2">
                <text:p>2000</text:p>
                <draw:g>
                  <svg:desc>Sheet1.B28:Sheet1.C28</svg:desc>
                </draw:g>
              </table:table-cell>
              <table:table-cell office:value-type="float" office:value="2008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Entwickelten Länder</text:p>
                <draw:g>
                  <svg:desc>Sheet1.A29:Sheet1.A29</svg:desc>
                </draw:g>
              </table:table-cell>
              <table:table-cell office:value-type="float" office:value="617879">
                <text:p>617879</text:p>
                <draw:g>
                  <svg:desc>Sheet1.B29:Sheet1.C29</svg:desc>
                </draw:g>
              </table:table-cell>
              <table:table-cell office:value-type="float" office:value="742256">
                <text:p>742256</text:p>
              </table:table-cell>
            </table:table-row>
            <table:table-row>
              <table:table-cell office:value-type="string">
                <text:p>Entwicklungsländer</text:p>
                <draw:g>
                  <svg:desc>Sheet1.A30:Sheet1.A30</svg:desc>
                </draw:g>
              </table:table-cell>
              <table:table-cell office:value-type="float" office:value="153367">
                <text:p>153367</text:p>
                <draw:g>
                  <svg:desc>Sheet1.B30:Sheet1.C30</svg:desc>
                </draw:g>
              </table:table-cell>
              <table:table-cell office:value-type="float" office:value="315742">
                <text:p>315742</text:p>
              </table:table-cell>
            </table:table-row>
            <table:table-row>
              <table:table-cell office:value-type="string">
                <text:p>am wenigsten entwickelte Länder</text:p>
                <draw:g>
                  <svg:desc>Sheet1.A31:Sheet1.A31</svg:desc>
                </draw:g>
              </table:table-cell>
              <table:table-cell office:value-type="float" office:value="2069">
                <text:p>2069</text:p>
                <draw:g>
                  <svg:desc>Sheet1.B31:Sheet1.C31</svg:desc>
                </draw:g>
              </table:table-cell>
              <table:table-cell office:value-type="float" office:value="3766">
                <text:p>3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